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4477d" officeooo:paragraph-rsid="0004477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4477d" officeooo:paragraph-rsid="0004477d" style:font-weight-asian="bold" style:font-weight-complex="bold"/>
    </style:style>
    <style:style style:name="P3" style:family="paragraph" style:parent-style-name="Standard">
      <style:text-properties officeooo:rsid="00050766" officeooo:paragraph-rsid="00050766"/>
    </style:style>
    <style:style style:name="P4" style:family="paragraph" style:parent-style-name="Standard">
      <style:text-properties officeooo:rsid="0008a93e" officeooo:paragraph-rsid="0008a93e"/>
    </style:style>
    <style:style style:name="P5" style:family="paragraph" style:parent-style-name="Standard">
      <style:text-properties officeooo:rsid="000d1dac" officeooo:paragraph-rsid="000d1dac"/>
    </style:style>
    <style:style style:name="P6" style:family="paragraph" style:parent-style-name="Standard">
      <style:text-properties officeooo:rsid="000dfedb" officeooo:paragraph-rsid="000dfedb"/>
    </style:style>
    <style:style style:name="P7" style:family="paragraph" style:parent-style-name="Standard">
      <style:text-properties officeooo:rsid="000b3df6" officeooo:paragraph-rsid="0011189e"/>
    </style:style>
    <style:style style:name="T1" style:family="text">
      <style:text-properties officeooo:rsid="000d1dac"/>
    </style:style>
    <style:style style:name="T2" style:family="text">
      <style:text-properties officeooo:rsid="000f7718"/>
    </style:style>
    <style:style style:name="T3" style:family="text">
      <style:text-properties officeooo:rsid="0011189e"/>
    </style:style>
    <style:style style:name="T4" style:family="text">
      <style:text-properties officeooo:rsid="001277c1"/>
    </style:style>
    <style:style style:name="T5" style:family="text">
      <style:text-properties fo:font-weight="bold" officeooo:rsid="001277c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2">Importer git:</text:p>
      <text:p text:style-name="P1"/>
      <text:p text:style-name="P4">0- Fork sur Github</text:p>
      <text:p text:style-name="P3">1- Ouvrir l’image Pharo</text:p>
      <text:p text:style-name="P3">2 – Aller dans les onglets en haut <text:s text:c="3"/></text:p>
      <text:p text:style-name="P3">Source &gt; Git repositories Browser </text:p>
      <text:p text:style-name="P7">2 bis – Aller dans setting </text:p>
      <text:p text:style-name="P7"><text:s text:c="2"/><text:span text:style-name="T3">puis choisir credential &gt; cocher la checkbox “use custom ssh keys...”</text:span> <text:span text:style-name="T1">chercher nos cles </text:span><text:span text:style-name="T3">public et prives dans .ssh, et remplir “Public SSH keys” et “Private SSH keys”</text:span></text:p>
      <text:p text:style-name="P5">2 bis bis- Aller dans add et choisir “clone remote repository” <text:span text:style-name="T4">et non pas “clone from github.com” qui est plus verbeux</text:span></text:p>
      <text:p text:style-name="P5"/>
      <text:p text:style-name="P6"><text:span text:style-name="T5">Note: </text:span>Pour le README, <text:span text:style-name="T2">je peux les ajouter via visual studio code </text:span><text:span text:style-name="T4">en clonant le projet dans un autre endroit</text:span>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6-21T15:22:33.792164413</meta:creation-date>
    <meta:generator>LibreOffice/24.2.5.2$Linux_X86_64 LibreOffice_project/420$Build-2</meta:generator>
    <dc:date>2024-09-10T07:57:48.622539530</dc:date>
    <meta:editing-duration>PT13M33S</meta:editing-duration>
    <meta:editing-cycles>11</meta:editing-cycles>
    <meta:document-statistic meta:table-count="0" meta:image-count="0" meta:object-count="0" meta:page-count="1" meta:paragraph-count="9" meta:word-count="96" meta:character-count="546" meta:non-whitespace-character-count="449"/>
  </office:meta>
</office:document-meta>
</file>